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fo:text-align="center" style:justify-single-word="false"/>
      <style:text-properties fo:language="pt" fo:country="BR"/>
    </style:style>
    <style:style style:name="P3" style:family="paragraph" style:parent-style-name="Standard">
      <style:text-properties fo:language="pt" fo:country="BR" fo:font-weight="bold" style:font-weight-asian="bold"/>
    </style:style>
    <style:style style:name="P4" style:family="paragraph" style:parent-style-name="Standard">
      <style:text-properties fo:language="pt" fo:country="BR" officeooo:rsid="000edf02" officeooo:paragraph-rsid="000edf02"/>
    </style:style>
    <style:style style:name="P5" style:family="paragraph" style:parent-style-name="Standard" style:list-style-name="WW8Num14">
      <style:text-properties fo:language="pt" fo:country="BR"/>
    </style:style>
    <style:style style:name="P6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7" style:family="paragraph" style:parent-style-name="Standard">
      <style:text-properties fo:language="pt" fo:country="BR" officeooo:rsid="001c4834" officeooo:paragraph-rsid="001c4834"/>
    </style:style>
    <style:style style:name="P8" style:family="paragraph" style:parent-style-name="Standard">
      <style:paragraph-properties fo:text-align="center" style:justify-single-word="false" fo:break-before="page"/>
      <style:text-properties fo:language="pt" fo:country="BR"/>
    </style:style>
    <style:style style:name="P9" style:family="paragraph" style:parent-style-name="Standard">
      <style:paragraph-properties fo:keep-with-next="always"/>
      <style:text-properties fo:language="pt" fo:country="BR"/>
    </style:style>
    <style:style style:name="P10" style:family="paragraph" style:parent-style-name="Standard">
      <style:paragraph-properties fo:margin-left="1.27cm" fo:margin-right="0cm" fo:text-indent="1.27cm" style:auto-text-indent="false" fo:keep-with-next="always"/>
      <style:text-properties fo:language="pt" fo:country="BR"/>
    </style:style>
    <style:style style:name="P11" style:family="paragraph" style:parent-style-name="Standard">
      <style:paragraph-properties fo:margin-left="1.27cm" fo:margin-right="0cm" fo:text-indent="1.27cm" style:auto-text-indent="false"/>
      <style:text-properties fo:language="pt" fo:country="BR"/>
    </style:style>
    <style:style style:name="P12" style:family="paragraph" style:parent-style-name="Standard">
      <style:paragraph-properties fo:margin-top="0.212cm" fo:margin-bottom="0.106cm" loext:contextual-spacing="false" fo:keep-with-next="always"/>
      <style:text-properties fo:language="pt" fo:country="BR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fo:language="pt" fo:country="BR"/>
    </style:style>
    <style:style style:name="P14" style:family="paragraph" style:parent-style-name="Heading_20_1">
      <style:text-properties fo:language="pt" fo:country="BR"/>
    </style:style>
    <style:style style:name="P15" style:family="paragraph" style:parent-style-name="Heading_20_1">
      <style:paragraph-properties>
        <style:tab-stops>
          <style:tab-stop style:position="4.498cm"/>
        </style:tab-stops>
      </style:paragraph-properties>
      <style:text-properties fo:language="pt" fo:country="BR"/>
    </style:style>
    <style:style style:name="P16" style:family="paragraph" style:parent-style-name="Heading_20_2">
      <style:text-properties fo:language="pt" fo:country="BR"/>
    </style:style>
    <style:style style:name="P17" style:family="paragraph" style:parent-style-name="Heading_20_3">
      <style:text-properties fo:language="pt" fo:country="BR"/>
    </style:style>
    <style:style style:name="P18" style:family="paragraph" style:parent-style-name="destaque_20_1">
      <style:text-properties fo:language="pt" fo:country="BR"/>
    </style:style>
    <style:style style:name="P19" style:family="paragraph" style:parent-style-name="Com_20_marcadores">
      <style:text-properties fo:language="pt" fo:country="BR"/>
    </style:style>
    <style:style style:name="P20" style:family="paragraph" style:parent-style-name="Footer">
      <style:text-properties fo:language="pt" fo:country="BR"/>
    </style:style>
    <style:style style:name="P21" style:family="paragraph" style:parent-style-name="titulo" style:master-page-name="Standard">
      <style:paragraph-properties fo:text-align="center" style:justify-single-word="false" style:page-number="1"/>
      <style:text-properties fo:language="pt" fo:country="BR"/>
    </style:style>
    <style:style style:name="P22" style:family="paragraph" style:parent-style-name="versao">
      <style:paragraph-properties fo:text-align="center" style:justify-single-word="false"/>
      <style:text-properties fo:language="pt" fo:country="BR"/>
    </style:style>
    <style:style style:name="P23" style:family="paragraph" style:parent-style-name="versao">
      <style:paragraph-properties fo:text-align="center" style:justify-single-word="false" fo:break-before="page"/>
      <style:text-properties fo:language="pt" fo:country="BR"/>
    </style:style>
    <style:style style:name="P24" style:family="paragraph" style:parent-style-name="sistema">
      <style:paragraph-properties fo:text-align="center" style:justify-single-word="false"/>
      <style:text-properties fo:language="pt" fo:country="BR" officeooo:rsid="000f9d18" officeooo:paragraph-rsid="000f9d18"/>
    </style:style>
    <style:style style:name="P25" style:family="paragraph" style:parent-style-name="Contents_20_1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8" style:family="paragraph" style:parent-style-name="destaque_20_2">
      <style:text-properties fo:language="pt" fo:country="BR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Arial"/>
    </style:style>
    <style:style style:name="T3" style:family="text">
      <style:text-properties officeooo:rsid="0010fb00" style:font-name-asian="Arial"/>
    </style:style>
    <style:style style:name="T4" style:family="text">
      <style:text-properties officeooo:rsid="0011ca88" style:font-name-asian="Ari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edf02"/>
    </style:style>
    <style:style style:name="T7" style:family="text">
      <style:text-properties officeooo:rsid="000f9d18"/>
    </style:style>
    <style:style style:name="T8" style:family="text">
      <style:text-properties officeooo:rsid="0010fb00"/>
    </style:style>
    <style:style style:name="T9" style:family="text">
      <style:text-properties fo:language="pt" fo:country="BR"/>
    </style:style>
    <style:style style:name="T10" style:family="text">
      <style:text-properties officeooo:rsid="001b10df"/>
    </style:style>
    <style:style style:name="T11" style:family="text">
      <style:text-properties officeooo:rsid="001de830"/>
    </style:style>
    <style:style style:name="T12" style:family="text">
      <style:text-properties officeooo:rsid="001fc60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Documento de Requisitos</text:p>
      <text:p text:style-name="P24">SGL</text:p>
      <text:p text:style-name="P22">Versão 1.0</text:p>
      <text:p text:style-name="P23"/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 text:style-name="Drop_20_Caps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5"><text:a xlink:type="simple" xlink:href="#__RefHeading___Toc482632210" text:style-name="Index_20_Link" text:visited-style-name="Index_20_Link"><text:span text:style-name="Drop_20_Caps">1.</text:span></text:a><text:a xlink:type="simple" xlink:href="#__RefHeading___Toc482632210" text:style-name="Index_20_Link" text:visited-style-name="Index_20_Link">Introdução<text:tab/>3</text:a></text:p>
          <text:p text:style-name="P26"><text:a xlink:type="simple" xlink:href="#__RefHeading___Toc482632211" text:style-name="Index_20_Link" text:visited-style-name="Index_20_Link">1.1.Visão geral deste documento<text:tab/>3</text:a></text:p>
          <text:p text:style-name="P26"><text:a xlink:type="simple" xlink:href="#__RefHeading___Toc482632212" text:style-name="Index_20_Link" text:visited-style-name="Index_20_Link">1.2.Convenções, termos e abreviações<text:tab/>3</text:a></text:p>
          <text:p text:style-name="P27"><text:a xlink:type="simple" xlink:href="#__RefHeading___Toc51_948684776" text:style-name="Index_20_Link" text:visited-style-name="Index_20_Link">1.2.1.Identificação dos Requisitos<text:tab/>3</text:a></text:p>
          <text:p text:style-name="P27"><text:a xlink:type="simple" xlink:href="#__RefHeading___Toc482632214" text:style-name="Index_20_Link" text:visited-style-name="Index_20_Link">1.2.2.Prioridades dos Requisitos<text:tab/>3</text:a></text:p>
          <text:p text:style-name="P26"><text:a xlink:type="simple" xlink:href="#__RefHeading___Toc482632215" text:style-name="Index_20_Link" text:visited-style-name="Index_20_Link">1.3.Referências<text:tab/>4</text:a></text:p>
          <text:p text:style-name="P25"><text:a xlink:type="simple" xlink:href="#__RefHeading___Toc482632216" text:style-name="Index_20_Link" text:visited-style-name="Index_20_Link"><text:span text:style-name="Drop_20_Caps">2.</text:span></text:a><text:a xlink:type="simple" xlink:href="#__RefHeading___Toc482632216" text:style-name="Index_20_Link" text:visited-style-name="Index_20_Link">Descrição geral do sistema<text:tab/>4</text:a></text:p>
          <text:p text:style-name="P26"><text:a xlink:type="simple" xlink:href="#__RefHeading___Toc482632217" text:style-name="Index_20_Link" text:visited-style-name="Index_20_Link">2.1.Abrangência e sistemas relacionados<text:tab/>4</text:a></text:p>
          <text:p text:style-name="P26"><text:a xlink:type="simple" xlink:href="#__RefHeading___Toc482632218" text:style-name="Index_20_Link" text:visited-style-name="Index_20_Link">2.2.Descrição dos usuários<text:tab/>5</text:a></text:p>
          <text:p text:style-name="P25"><text:a xlink:type="simple" xlink:href="#__RefHeading___Toc482632219" text:style-name="Index_20_Link" text:visited-style-name="Index_20_Link"><text:span text:style-name="Drop_20_Caps">3.</text:span></text:a><text:a xlink:type="simple" xlink:href="#__RefHeading___Toc482632219" text:style-name="Index_20_Link" text:visited-style-name="Index_20_Link">Requisitos funcionais (casos de uso)<text:tab/>6</text:a></text:p>
          <text:p text:style-name="P26"><text:a xlink:type="simple" xlink:href="#__RefHeading___Toc555_948684776" text:style-name="Index_20_Link" text:visited-style-name="Index_20_Link">3.1.[RF001] Logar no Sistema<text:tab/>6</text:a></text:p>
          <text:p text:style-name="P26"><text:a xlink:type="simple" xlink:href="#__RefHeading___Toc482632221" text:style-name="Index_20_Link" text:visited-style-name="Index_20_Link">3.2.[RF002] Cadastrar Usuário<text:tab/>6</text:a></text:p>
          <text:p text:style-name="P26"><text:a xlink:type="simple" xlink:href="#__RefHeading___Toc482632222" text:style-name="Index_20_Link" text:visited-style-name="Index_20_Link">3.3.[RF003] Requisitar Licença<text:tab/>7</text:a></text:p>
          <text:p text:style-name="P26"><text:a xlink:type="simple" xlink:href="#__RefHeading___Toc482632223" text:style-name="Index_20_Link" text:visited-style-name="Index_20_Link">3.4.[RF004] Consultar Licenças<text:tab/>8</text:a></text:p>
          <text:p text:style-name="P26"><text:a xlink:type="simple" xlink:href="#__RefHeading___Toc482632224" text:style-name="Index_20_Link" text:visited-style-name="Index_20_Link">3.5.[RF005] Gerenciar Licenças<text:tab/>9</text:a></text:p>
          <text:p text:style-name="P26"><text:a xlink:type="simple" xlink:href="#__RefHeading___Toc482632225" text:style-name="Index_20_Link" text:visited-style-name="Index_20_Link">3.6.[RF006] Cadastrar Novo Tipo de Licença<text:tab/>9</text:a></text:p>
          <text:p text:style-name="P26"><text:a xlink:type="simple" xlink:href="#__RefHeading___Toc482632226" text:style-name="Index_20_Link" text:visited-style-name="Index_20_Link">3.7.[RF007] Editar Tipo de Licença<text:tab/>10</text:a></text:p>
          <text:p text:style-name="P25"><text:a xlink:type="simple" xlink:href="#__RefHeading___Toc482632227" text:style-name="Index_20_Link" text:visited-style-name="Index_20_Link"><text:span text:style-name="Drop_20_Caps">4.</text:span></text:a><text:a xlink:type="simple" xlink:href="#__RefHeading___Toc482632227" text:style-name="Index_20_Link" text:visited-style-name="Index_20_Link">Requisitos não funcionais<text:tab/>11</text:a></text:p>
          <text:p text:style-name="P26"><text:a xlink:type="simple" xlink:href="#__RefHeading___Toc482632228" text:style-name="Index_20_Link" text:visited-style-name="Index_20_Link">4.1.Usabilidade<text:tab/>11</text:a></text:p>
          <text:p text:style-name="P27"><text:a xlink:type="simple" xlink:href="#__RefHeading___Toc669_948684776" text:style-name="Index_20_Link" text:visited-style-name="Index_20_Link">4.1.1. [NF001] Requisito de Interface<text:tab/>11</text:a></text:p>
          <text:p text:style-name="P27"><text:a xlink:type="simple" xlink:href="#__RefHeading___Toc77_948684776" text:style-name="Index_20_Link" text:visited-style-name="Index_20_Link">4.1.2. [NF002] Help OnLine<text:tab/>11</text:a></text:p>
          <text:p text:style-name="P27"><text:a xlink:type="simple" xlink:href="#__RefHeading___Toc482632231" text:style-name="Index_20_Link" text:visited-style-name="Index_20_Link">4.1.3.[NF003] Tamanho dos Formulários<text:tab/>11</text:a></text:p>
          <text:p text:style-name="P26"><text:a xlink:type="simple" xlink:href="#__RefHeading___Toc482632232" text:style-name="Index_20_Link" text:visited-style-name="Index_20_Link">4.2.Confiabilidade<text:tab/>11</text:a></text:p>
          <text:p text:style-name="P27"><text:a xlink:type="simple" xlink:href="#__RefHeading___Toc482632233" text:style-name="Index_20_Link" text:visited-style-name="Index_20_Link">4.2.1.[NF004] Número Simultâneo de Usuários<text:tab/>12</text:a></text:p>
          <text:p text:style-name="P27"><text:a xlink:type="simple" xlink:href="#__RefHeading___Toc482632234" text:style-name="Index_20_Link" text:visited-style-name="Index_20_Link">4.2.2.[NF005] Facilidade de Recuperação<text:tab/>12</text:a></text:p>
          <text:p text:style-name="P26"><text:a xlink:type="simple" xlink:href="#__RefHeading___Toc482632235" text:style-name="Index_20_Link" text:visited-style-name="Index_20_Link">4.3.Desempenho<text:tab/>12</text:a></text:p>
          <text:p text:style-name="P27"><text:a xlink:type="simple" xlink:href="#__RefHeading___Toc482632236" text:style-name="Index_20_Link" text:visited-style-name="Index_20_Link">4.3.1.[NF006] Tempo de Resposta<text:tab/>12</text:a></text:p>
          <text:p text:style-name="P26"><text:a xlink:type="simple" xlink:href="#__RefHeading___Toc482632237" text:style-name="Index_20_Link" text:visited-style-name="Index_20_Link">4.4.Segurança<text:tab/>12</text:a></text:p>
          <text:p text:style-name="P27"><text:a xlink:type="simple" xlink:href="#__RefHeading___Toc482632238" text:style-name="Index_20_Link" text:visited-style-name="Index_20_Link">4.4.1.[NF007] Acesso às informações<text:tab/>12</text:a></text:p>
          <text:p text:style-name="P27"><text:a xlink:type="simple" xlink:href="#__RefHeading___Toc482632239" text:style-name="Index_20_Link" text:visited-style-name="Index_20_Link">4.4.2.[NF008] Integridade dos Dados<text:tab/>12</text:a></text:p>
          <text:p text:style-name="P27"><text:a xlink:type="simple" xlink:href="#__RefHeading___Toc482632240" text:style-name="Index_20_Link" text:visited-style-name="Index_20_Link">4.4.3.[NF009] Validação dos Dados<text:tab/>13</text:a></text:p>
          <text:p text:style-name="P26"><text:a xlink:type="simple" xlink:href="#__RefHeading___Toc482632241" text:style-name="Index_20_Link" text:visited-style-name="Index_20_Link">4.5.Padrões<text:tab/>13</text:a></text:p>
          <text:p text:style-name="P27"><text:a xlink:type="simple" xlink:href="#__RefHeading___Toc671_948684776" text:style-name="Index_20_Link" text:visited-style-name="Index_20_Link">4.5.1.[NF010] Controle de Versão<text:tab/>13</text:a></text:p>
          <text:p text:style-name="P27"><text:a xlink:type="simple" xlink:href="#__RefHeading___Toc673_948684776" text:style-name="Index_20_Link" text:visited-style-name="Index_20_Link">4.5.2.[NF011] Controle de Concorrência<text:tab/>13</text:a></text:p>
          <text:p text:style-name="P27"><text:a xlink:type="simple" xlink:href="#__RefHeading___Toc675_948684776" text:style-name="Index_20_Link" text:visited-style-name="Index_20_Link">4.5.3.[NF012] Padrão de Notação<text:tab/>13</text:a></text:p>
          <text:p text:style-name="P26"><text:a xlink:type="simple" xlink:href="#__RefHeading___Toc482632245" text:style-name="Index_20_Link" text:visited-style-name="Index_20_Link">4.6.Hardware e software<text:tab/>14</text:a></text:p>
          <text:p text:style-name="P27"><text:a xlink:type="simple" xlink:href="#__RefHeading___Toc482632246" text:style-name="Index_20_Link" text:visited-style-name="Index_20_Link">4.6.1.[NF013] Banco de Dados<text:tab/>14</text:a></text:p>
          <text:p text:style-name="P27"><text:a xlink:type="simple" xlink:href="#__RefHeading___Toc482632247" text:style-name="Index_20_Link" text:visited-style-name="Index_20_Link">4.6.2.[NF014] Ferramenta de Desenvolvimento<text:tab/>14</text:a></text:p>
          <text:p text:style-name="P27"><text:a xlink:type="simple" xlink:href="#__RefHeading___Toc482632248" text:style-name="Index_20_Link" text:visited-style-name="Index_20_Link">4.6.3.[NF015] Hardware de Desenvolvimento<text:tab/>14</text:a></text:p>
          <text:p text:style-name="P27"><text:a xlink:type="simple" xlink:href="#__RefHeading___Toc482632249" text:style-name="Index_20_Link" text:visited-style-name="Index_20_Link">4.6.4.[NF016] Software para Implantação<text:tab/>14</text:a></text:p>
          <text:p text:style-name="P27"><text:a xlink:type="simple" xlink:href="#__RefHeading___Toc482632250" text:style-name="Index_20_Link" text:visited-style-name="Index_20_Link">4.6.5.[NF017] Software para Execução<text:tab/>14</text:a></text:p>
        </text:index-body>
      </text:table-of-content>
      <text:p text:style-name="P2"/>
      <text:p text:style-name="P2"/>
      <text:p text:style-name="P2"/>
      <text:p text:style-name="P8"><text:s/></text:p>
      <text:h text:style-name="P15" text:outline-level="1"><text:bookmark-start text:name="__RefHeading___Toc482632210"/>Introdução<text:bookmark-end text:name="__RefHeading___Toc482632210"/></text:h>
      <text:p text:style-name="P1">Este documento especifica o sistema <text:span text:style-name="T6">SGL</text:span>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482632211"/><text:span text:style-name="T9">Visão geral deste documento</text:span><text:bookmark-end text:name="__RefHeading___Toc482632211"/></text:h>
      <text:p text:style-name="P1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6">SGL</text:span> e estão organizadas como descrito abaixo.</text:p>
      <text:list xml:id="list1050477847119386436" text:style-name="WW8Num3">
        <text:list-item>
          <text:p text:style-name="P19"><text:span text:style-name="T1">Seção 2 – Descrição geral do sistema</text:span>: apresenta uma visão geral do sistema, caracterizando qual é o seu escopo e descrevendo seus usuários.</text:p>
        </text:list-item>
        <text:list-item>
          <text:p text:style-name="P19"><text:span text:style-name="T1">Seção 3 – Requisitos funcionais (casos de uso)</text:span>: especifica todos os requisitos funcionais do sistema, descrevendo os fluxos de eventos, prioridades, atores, entradas e saídas de cada caso de uso a ser implementado.</text:p>
        </text:list-item>
        <text:list-item>
          <text:p text:style-name="P19"><text:span text:style-name="T1">Seção 4 – Requisitos não funcionais</text:span>: especifica todos os requisitos não funcionais do sistema, divididos em requisitos de usabilidade, confiabilidade, desempenho, segurança, distribuição, adequação a padrões e requisitos de hardware e software.</text:p>
          <text:p text:style-name="P19"/>
        </text:list-item>
      </text:list>
      <text:h text:style-name="P16" text:outline-level="2"><text:bookmark-start text:name="__RefHeading___Toc482632212"/>Convenções, termos e abreviações<text:bookmark-end text:name="__RefHeading___Toc482632212"/></text:h>
      <text:p text:style-name="P1">A correta interpretação deste documento exige o conhecimento de algumas convenções e termos específicos, que são descritos a seguir.</text:p>
      <text:p text:style-name="P1">1- Usuários: São as pessoas que utilizaram o nosso site para obter informações.</text:p>
      <text:h text:style-name="P17" text:outline-level="3"><text:bookmark-start text:name="__RefHeading___Toc482632213"/><text:bookmark-start text:name="__RefHeading___Toc51_948684776"/>Identificação dos Requisitos<text:bookmark-end text:name="__RefHeading___Toc482632213"/> <text:bookmark-end text:name="__RefHeading___Toc51_948684776"/></text:h>
      <text:p text:style-name="P1">Por convenção, a referência a requisitos é feita através do nome da subseção onde eles estão descritos, seguido do identificador do requisito, de acordo com o esquema abaixo:</text:p>
      <text:p text:style-name="P2">[nome da subseção.identificador do requisito]</text:p>
      <text:p text:style-name="P1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7" text:outline-level="3"><text:bookmark-start text:name="__RefHeading___Toc482632214"/>Prioridades dos Requisitos<text:bookmark-end text:name="__RefHeading___Toc482632214"/></text:h>
      <text:p text:style-name="P1">Para estabelecer a prioridade dos requisitos foram adotadas as denominações “essencial”, “importante” e “desejável”. </text:p>
      <text:list xml:id="list235155643885389" text:continue-numbering="true" text:style-name="WW8Num3">
        <text:list-item>
          <text:p text:style-name="P19"><text:soft-page-break/><text:span text:style-name="T1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19"><text:span text:style-name="T1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9"><text:span text:style-name="T1">Desejável</text:span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h text:style-name="P16" text:outline-level="2"><text:bookmark-start text:name="__RefHeading___Toc482632215"/>Referências<text:bookmark-end text:name="__RefHeading___Toc482632215"/></text:h>
      <text:p text:style-name="P1">Documentos relacionados ao SGL e/ou mencionados nas seções a seguir:</text:p>
      <text:p text:style-name="P1"/>
      <text:h text:style-name="P14" text:outline-level="1"><text:bookmark-start text:name="__RefHeading___Toc482632216"/>Descrição geral do sistema<text:bookmark-end text:name="__RefHeading___Toc482632216"/></text:h>
      <text:p text:style-name="P1"/>
      <text:p text:style-name="P1"/>
      <text:h text:style-name="P16" text:outline-level="2"><text:bookmark-start text:name="__RefHeading___Toc482632217"/>Abrangência e sistemas relacionados<text:bookmark-end text:name="__RefHeading___Toc482632217"/></text:h>
      <text:p text:style-name="P1"/>
      <text:p text:style-name="P1"/>
      <text:h text:style-name="P16" text:outline-level="2"><text:bookmark-start text:name="__RefHeading___Toc482632218"/>Stakeholders<text:bookmark-end text:name="__RefHeading___Toc482632218"/></text:h>
      <text:p text:style-name="P1"/>
      <text:h text:style-name="P14" text:outline-level="1"><text:bookmark-start text:name="_Ref471361536"/><text:bookmark-start text:name="__RefHeading___Toc482632219"/>Requisitos funcionais <text:bookmark-end text:name="_Ref471361536"/>(casos de uso)<text:bookmark-end text:name="__RefHeading___Toc482632219"/></text:h>
      <text:p text:style-name="P1">Nesta seção serão detalhados os casos de uso do si<text:span text:style-name="T6">s</text:span>tema <text:span text:style-name="T6">SGL</text:span>. Além dos caso<text:span text:style-name="T6">s</text:span> de uso, serão identificados também outros requisitos funcionais, os quais não serão considerados casos de uso.</text:p>
      <text:h text:style-name="P16" text:outline-level="2"><text:bookmark-start text:name="__RefHeading___Toc555_948684776"/><text:span text:style-name="T3">[RF00</text:span><text:span text:style-name="T4">1</text:span><text:span text:style-name="T3">] </text:span><text:span text:style-name="T4">Logar no Sistema</text:span><text:bookmark-end text:name="__RefHeading___Toc555_948684776"/></text:h>
      <text:p text:style-name="P1">Este caso de uso possibilitará ao usuário cadastrado acessar as funções reservadas do sistema de acordo com o seu perfil.</text:p>
      <text:p text:style-name="P1"><text:span text:style-name="T1">Ator</text:span>: <text:span text:style-name="T6">Funcionário</text:span></text:p>
      <text:p text:style-name="P1"><text:span text:style-name="T1">Prioridade</text:span>: <text:tab/><text:span text:style-name="T5"> </text:span></text:p>
      <text:p text:style-name="P3"/>
      <text:p text:style-name="P1"><text:span text:style-name="T1">Entradas e pré condições</text:span>: Para que este caso de uso seja realizado é necessário que o usuário entre com seu login e senha, que já deverão estar cadastrados no sistema. O sistema deve estar inicialmente na sua página principal, a qual não terá restrições de <text:soft-page-break/>acesso. Neste estado haverá uma sessão para o login. A partir deste estado, o usuário cadastrado poderá requisitar um login para que tenha acesso aos serviços reservados do sistema, como atualização de dados – por exemplo. </text:p>
      <text:p text:style-name="P1"><text:span text:style-name="T1">Saídas e pós condições</text:span>: Imediatamente após o término da realização desse caso de uso, o sistema disponibilizará os serviços reservados ao usuário que logou, de acordo com o seu perfil, caso tenha obtido sucesso. Caso contrário o sistema continuará no estado inicial, mostrando uma mensagem ao usuário sugerindo uma nova tentativa.</text:p>
      <text:h text:style-name="P18" text:outline-level="4"><text:bookmark-start text:name="__RefHeading___Toc57_948684776"/>Fluxo de eventos principal<text:bookmark-end text:name="__RefHeading___Toc57_948684776"/></text:h>
      <text:p text:style-name="P1">Será iniciado pelo usuário quando o mesmo requisitar um login no sistema. O usuário fornecerá seu login e senha. Se estes dados forem válidos, ele terá seu acesso autorizado aos serviços reservados. </text:p>
      <text:h text:style-name="P18" text:outline-level="4"><text:bookmark-start text:name="__RefHeading___Toc59_948684776"/>Fluxos secundários (alternativos e de exceção)<text:bookmark-end text:name="__RefHeading___Toc59_948684776"/></text:h>
      <text:h text:style-name="P28" text:outline-level="5"><text:bookmark-start text:name="__RefHeading___Toc183_948684776"/>Fluxo secundário 1<text:bookmark-end text:name="__RefHeading___Toc183_948684776"/></text:h>
      <text:p text:style-name="P1">Quando o usuário digitar sua senha, caso a senha não seja válida o acesso ao sistema é negado e o início do fluxo principal é retomado.</text:p>
      <text:h text:style-name="P28" text:outline-level="5"><text:bookmark-start text:name="__RefHeading___Toc185_948684776"/>Fluxo secundário 2<text:bookmark-end text:name="__RefHeading___Toc185_948684776"/></text:h>
      <text:p text:style-name="P1">Caso o usuário entre com seus dados corretamente e ocorra alguma falha interna que impossibilite o sistema de executar a validação deles, então será enviada uma mensagem ao usuário. </text:p>
      <text:h text:style-name="P16" text:outline-level="2"><text:bookmark-start text:name="__RefHeading___Toc482632221"/>[RF00<text:span text:style-name="T7">2</text:span>] <text:span text:style-name="T8">Cadastrar Usuário</text:span><text:bookmark-end text:name="__RefHeading___Toc482632221"/></text:h>
      <text:p text:style-name="P1">Qualquer usuário poderá se cadastrar no sistema informando seus dados.</text:p>
      <text:p text:style-name="P1"><text:span text:style-name="T1">Ator</text:span>: usuário</text:p>
      <text:p text:style-name="P12"><text:span text:style-name="T1">Prioridade</text:span>: <text:tab/></text:p>
      <text:p text:style-name="P3"/>
      <text:p text:style-name="P1"><text:span text:style-name="T1">Entradas e pré condições</text:span>: Para a realização desse caso de uso, é necessário que o usuário entre com os dados que são requeridos pelo sistema. Este deve estar na tela de cadastro, a qual contém o formulário que o usuário deverá preencher.</text:p>
      <text:p text:style-name="P1"><text:span text:style-name="T1">Saídas e pós condições</text:span>: Caso o usuário tenha informado todos os dados necessários para o seu cadastro e não tenha ocorrido nenhuma falha no sistema, ele terá acesso aos serviços adicionais de acordo com o seu perfil. Neste caso, seu registro será armazenado na base de dados do sistema. Caso contrário, o sistema mostrará uma mensagem para o usuário e permanecerá na tela de cadastro.</text:p>
      <text:h text:style-name="P18" text:outline-level="4"><text:bookmark-start text:name="__RefHeading___Toc61_948684776"/>Fluxo de eventos principal<text:bookmark-end text:name="__RefHeading___Toc61_948684776"/></text:h>
      <text:p text:style-name="P1">A execução desse caso de uso terá início quando o usuário começar a preencher o formulário requerido pelo sistema. Ao ser submetido, o formulário será validado, ou seja, o sistema <text:span text:style-name="T6">verificará</text:span> se todos os dados foram preenchidos corretamente e se algum <text:soft-page-break/>dado necessário ficou em branco. Após essa validação, as informações fornecidas serão armazenadas na base de dados e o sistema disponibilizará ao usuário os serviços adicionais a que ele tem direito.</text:p>
      <text:h text:style-name="P18" text:outline-level="4"><text:bookmark-start text:name="__RefHeading___Toc63_948684776"/>Fluxos secundários (alternativos e de exceção)<text:bookmark-end text:name="__RefHeading___Toc63_948684776"/></text:h>
      <text:h text:style-name="P28" text:outline-level="5"><text:bookmark-start text:name="__RefHeading___Toc187_948684776"/>Fluxo secundário 1<text:bookmark-end text:name="__RefHeading___Toc187_948684776"/></text:h>
      <text:p text:style-name="P1">Caso o usuário não preencha todas as informações requeridas pelo sistema, ou preencha alguma de forma errada, o seu registro não será realizado e o sistema mostrará ao mesmo uma mensagem, permanecendo na tela de cadastro.</text:p>
      <text:h text:style-name="P28" text:outline-level="5"><text:bookmark-start text:name="__RefHeading___Toc189_948684776"/>Fluxo secundário 2<text:bookmark-end text:name="__RefHeading___Toc189_948684776"/></text:h>
      <text:p text:style-name="P1">Caso haja alguma falha interna do sistema, o mesmo mostrará uma mensagem ao usuário informando-o que o seu cadastro não pôde ser realizado e permanecerá na tela que contém o formulário.</text:p>
      <text:p text:style-name="P1"/>
      <text:h text:style-name="P16" text:outline-level="2"><text:bookmark-start text:name="__RefHeading___Toc482632222"/>[RF003] <text:span text:style-name="T6">Requisitar Licença</text:span><text:bookmark-end text:name="__RefHeading___Toc482632222"/></text:h>
      <text:p text:style-name="P1">Este caso de uso permitirá ao <text:span text:style-name="T6">funcionário requisitar uma nova licença.</text:span></text:p>
      <text:p text:style-name="P1"/>
      <text:p text:style-name="P1"><text:span text:style-name="T1">Ator</text:span>: <text:span text:style-name="T6">Funcionário</text:span></text:p>
      <text:p text:style-name="P1"><text:span text:style-name="T1">Prioridade</text:span>: </text:p>
      <text:p text:style-name="P3"/>
      <text:p text:style-name="P1"><text:span text:style-name="T1">Entradas e pré condições</text:span>: Para realizar este caso de uso, o sistema deve estar <text:span text:style-name="T6">na sua tela principal.</text:span></text:p>
      <text:p text:style-name="P1"><text:span text:style-name="T1">Saídas e pós condições</text:span>: Imediatamente após o término da realização desse caso de uso, o sistema enviará uma mensagem indicando que a operação foi realizada com sucesso, ou em caso de alguma falha interna do sistema, este mostrará uma mensagem de erro.</text:p>
      <text:p text:style-name="P1"/>
      <text:h text:style-name="P18" text:outline-level="4"><text:bookmark-start text:name="__RefHeading___Toc191_948684776"/>Fluxo de eventos principal<text:bookmark-end text:name="__RefHeading___Toc191_948684776"/></text:h>
      <text:p text:style-name="P1"><text:span text:style-name="T6">O sistema exibirá uma lista com os tipos de licença disponíveis.</text:span> <text:span text:style-name="T6">Assim que o usuário selecionar o tipo de licença desejada um formulário será criado com os dados necessários para a requisição da licença.</text:span></text:p>
      <text:p text:style-name="P4">O usuário preenche o formulário e confirma o pedido de uma nova licença. O sistema gera um novo pedido e informa o sucesso da operação ao usuário.</text:p>
      <text:h text:style-name="P18" text:outline-level="4"><text:bookmark-start text:name="__RefHeading___Toc65_948684776"/><text:soft-page-break/>Fluxos secundários (alternativos e de exceção)<text:bookmark-end text:name="__RefHeading___Toc65_948684776"/></text:h>
      <text:h text:style-name="P28" text:outline-level="5"><text:bookmark-start text:name="__RefHeading___Toc193_948684776"/>Fluxo secundário 1<text:bookmark-end text:name="__RefHeading___Toc193_948684776"/></text:h>
      <text:p text:style-name="P1">Caso ocorra uma falha interna do sistema, este mostrará uma mensagem informando ao <text:span text:style-name="T6">usuário </text:span>que a operação não pôde ser concluída.</text:p>
      <text:h text:style-name="P16" text:outline-level="2"><text:bookmark-start text:name="__RefHeading___Toc482632223"/>[RF004] Consultar <text:span text:style-name="T6">Licenças</text:span><text:bookmark-end text:name="__RefHeading___Toc482632223"/></text:h>
      <text:p text:style-name="P1">Este caso de uso permitirá ao usuário realizar <text:span text:style-name="T6">consultas para saber o andamento da sua requisição.</text:span></text:p>
      <text:p text:style-name="P1"><text:span text:style-name="T1">Ator</text:span>: usuário </text:p>
      <text:p text:style-name="P1"><text:span text:style-name="T1">Prioridade</text:span>: <text:tab/></text:p>
      <text:p text:style-name="P3"/>
      <text:p text:style-name="P1"><text:span text:style-name="T1">Entradas e pré condições</text:span>: </text:p>
      <text:p text:style-name="P1"><text:span text:style-name="T1">Saídas e pós condições</text:span>: Imediatamente após o término da realização desse caso de uso, o sistema poderá disponibilizar o resultado da consulta requisitada, ou em caso de alguma falha interna o sistema mostrará uma mensagem de erro.</text:p>
      <text:p text:style-name="P1"/>
      <text:h text:style-name="P18" text:outline-level="4"><text:bookmark-start text:name="__RefHeading___Toc195_948684776"/>Fluxo de eventos principal<text:bookmark-end text:name="__RefHeading___Toc195_948684776"/></text:h>
      <text:p text:style-name="P1">Será iniciado quando o cliente filtrar os dados disponíveis na página principal e escolher a opção executar consulta. Os dados do filtro são processados e o sistema retorna o resultado da consulta.</text:p>
      <text:h text:style-name="P18" text:outline-level="4"><text:bookmark-start text:name="__RefHeading___Toc67_948684776"/>Fluxos secundários (alternativos e de exceção)<text:bookmark-end text:name="__RefHeading___Toc67_948684776"/></text:h>
      <text:h text:style-name="P28" text:outline-level="5"><text:bookmark-start text:name="__RefHeading___Toc197_948684776"/>Fluxo secundário 1<text:bookmark-end text:name="__RefHeading___Toc197_948684776"/></text:h>
      <text:p text:style-name="P1">Caso ocorra uma falha interna do sistema e não seja possível retornar o resultado da consulta então o sistema mostrará uma mensagem de erro ao usuário.</text:p>
      <text:h text:style-name="P16" text:outline-level="2"><text:bookmark-start text:name="__RefHeading___Toc482632224"/>[RF005] <text:span text:style-name="T10">Gerenciar Licenças</text:span><text:bookmark-end text:name="__RefHeading___Toc482632224"/></text:h>
      <text:p text:style-name="P1">Este caso de uso permitirá <text:span text:style-name="T10">ao administrador gerenciar todas os pedidos de licença realizados, podendo deferir ou indeferir individualmente cada pedido.</text:span></text:p>
      <text:p text:style-name="P1"><text:span text:style-name="T1">Ator</text:span>: Cliente</text:p>
      <text:p text:style-name="P1"><text:span text:style-name="T1">Prioridade</text:span>: <text:tab/></text:p>
      <text:p text:style-name="P3"/>
      <text:p text:style-name="P1"><text:span text:style-name="T1">Entradas e pré condições</text:span>: </text:p>
      <text:p text:style-name="P1"><text:span text:style-name="T1">Saídas e pós condições</text:span>: </text:p>
      <text:p text:style-name="P1"/>
      <text:h text:style-name="P18" text:outline-level="4"><text:bookmark-start text:name="__RefHeading___Toc199_948684776"/><text:soft-page-break/>Fluxo de eventos principal<text:bookmark-end text:name="__RefHeading___Toc199_948684776"/></text:h>
      <text:p text:style-name="P1">Inclui ‘Logar no sistema’</text:p>
      <text:p text:style-name="P1">O usuário escolhe a opção <text:span text:style-name="T10">Gerenciar Licenças</text:span>, que lhe dará <text:span text:style-name="T10">acesso à tela</text:span> de <text:span text:style-name="T10">gerenciamento de licenças</text:span>. <text:span text:style-name="T10">A tela lista todos os pedidos em aberto, o usuário então escolhe o pedido que deseja analisar. Os dados relacionados a esse pedido serão exibidos e o usuário pode escolher entre deferir ou indeferir o pedido.</text:span> Os dados são submetidos e o sistema armazena esses dados e informa ao usuário que a operação foi executada com sucesso.</text:p>
      <text:h text:style-name="P18" text:outline-level="4"><text:bookmark-start text:name="__RefHeading___Toc69_948684776"/>Fluxos secundários (alternativos e de exceção)<text:bookmark-end text:name="__RefHeading___Toc69_948684776"/></text:h>
      <text:h text:style-name="P28" text:outline-level="5"><text:bookmark-start text:name="__RefHeading___Toc201_948684776"/>Fluxo secundário 1<text:bookmark-end text:name="__RefHeading___Toc201_948684776"/></text:h>
      <text:p text:style-name="P1">Caso ocorra uma falha interna e não seja possível armazená-los então o sistema solicitará ao usuário uma nova tentativa.</text:p>
      <text:h text:style-name="P28" text:outline-level="5"/>
      <text:h text:style-name="P16" text:outline-level="2"><text:bookmark-start text:name="__RefHeading___Toc482632225"/>[RF006] <text:span text:style-name="T10">Cadastrar Novo Tipo de Licença</text:span><text:bookmark-end text:name="__RefHeading___Toc482632225"/></text:h>
      <text:p text:style-name="P1">Este caso de uso permitirá ao <text:span text:style-name="T10">administrador inserir novos tipos de licença.</text:span></text:p>
      <text:p text:style-name="P1"><text:span text:style-name="T1">Ator</text:span>: </text:p>
      <text:p text:style-name="P1"><text:span text:style-name="T1">Prioridade</text:span>: <text:tab/></text:p>
      <text:p text:style-name="P3"/>
      <text:p text:style-name="P1"><text:span text:style-name="T1">Entradas e pré condições</text:span>: </text:p>
      <text:p text:style-name="P1"><text:span text:style-name="T1">Saídas e pós condições</text:span>: </text:p>
      <text:p text:style-name="P1"/>
      <text:h text:style-name="P18" text:outline-level="4"><text:bookmark-start text:name="__RefHeading___Toc205_948684776"/>Fluxo de eventos principal<text:bookmark-end text:name="__RefHeading___Toc205_948684776"/></text:h>
      <text:p text:style-name="P1">Inclui ‘Logar no sistema’</text:p>
      <text:p text:style-name="P7">O usuário escolhe a opção cadastrar novo tipo de licença. O sistema então fornecerá um formulário que o usuário deverá preencher. Uma vez preenchido o sistema poderá</text:p>
      <text:h text:style-name="P18" text:outline-level="4"><text:bookmark-start text:name="__RefHeading___Toc71_948684776"/>Fluxos secundários (alternativos e de exceção)<text:bookmark-end text:name="__RefHeading___Toc71_948684776"/></text:h>
      <text:h text:style-name="P28" text:outline-level="5"><text:bookmark-start text:name="__RefHeading___Toc207_948684776"/>Fluxo secundário 1<text:bookmark-end text:name="__RefHeading___Toc207_948684776"/></text:h>
      <text:p text:style-name="P1">Caso ocorra uma falha interna e não seja possível armazená-los então o sistema solicitará ao médico uma nova tentativa.</text:p>
      <text:h text:style-name="P28" text:outline-level="5"><text:bookmark-start text:name="__RefHeading___Toc209_948684776"/><text:soft-page-break/>Fluxo secundário 2<text:bookmark-end text:name="__RefHeading___Toc209_948684776"/></text:h>
      <text:p text:style-name="P1">Caso o e-mail do médico não esteja cadastrado no seu registro, o sistema informará que o médico não será lembrado dos seus compromissos mas terá acesso a sua agenda através do site.</text:p>
      <text:p text:style-name="P1"/>
      <text:h text:style-name="P16" text:outline-level="2"><text:bookmark-start text:name="__RefHeading___Toc482632226"/>[RF00<text:span text:style-name="T10">7</text:span>] <text:span text:style-name="T10">Editar Tipo de Licença</text:span><text:bookmark-end text:name="__RefHeading___Toc482632226"/></text:h>
      <text:p text:style-name="P1">O usuário que já esteja cadastrado no sistema poderá executar este caso de uso.</text:p>
      <text:p text:style-name="P1"><text:span text:style-name="T1">Ator</text:span>: usuário</text:p>
      <text:p text:style-name="P12"><text:span text:style-name="T1">Prioridade</text:span>: <text:tab/></text:p>
      <text:p text:style-name="P3"/>
      <text:p text:style-name="P1"><text:span text:style-name="T1">Entradas e pré condições</text:span>: </text:p>
      <text:p text:style-name="P1"><text:span text:style-name="T1">Saídas e pós condições</text:span>: </text:p>
      <text:h text:style-name="P18" text:outline-level="4"><text:bookmark-start text:name="__RefHeading___Toc73_948684776"/>Fluxo de eventos principal<text:bookmark-end text:name="__RefHeading___Toc73_948684776"/></text:h>
      <text:p text:style-name="P1"/>
      <text:h text:style-name="P18" text:outline-level="4"><text:bookmark-start text:name="__RefHeading___Toc75_948684776"/>Fluxos secundários (alternativos e de exceção)<text:bookmark-end text:name="__RefHeading___Toc75_948684776"/></text:h>
      <text:h text:style-name="P28" text:outline-level="5"><text:bookmark-start text:name="__RefHeading___Toc211_948684776"/>Fluxo secundário 1<text:bookmark-end text:name="__RefHeading___Toc211_948684776"/></text:h>
      <text:p text:style-name="P1">Caso haja alguma falha interna do sistema, o mesmo mostrará uma mensagem ao usuário informando-o que a sua alteração não pôde ser realizada e permanecerá na tela que contém o formulário.</text:p>
      <text:p text:style-name="P1"/>
      <text:p text:style-name="P1"/>
      <text:p text:style-name="P1"/>
      <text:h text:style-name="P14" text:outline-level="1"><text:bookmark-start text:name="__RefHeading___Toc482632227"/>Requisitos não funcionais<text:bookmark-end text:name="__RefHeading___Toc482632227"/></text:h>
      <text:h text:style-name="P16" text:outline-level="2"><text:bookmark-start text:name="__RefHeading___Toc482632228"/>Usabilidade<text:bookmark-end text:name="__RefHeading___Toc482632228"/></text:h>
      <text:p text:style-name="P1">Esta seção descreve os requisitos não funcionais associados à facilidade de uso da interface com o usuário, material de treinamento e documentação do sistema.</text:p>
      <text:h text:style-name="P17" text:outline-level="3"><text:bookmark-start text:name="__RefHeading___Toc669_948684776"/><text:span text:style-name="T2"><text:s/></text:span><text:bookmark-start text:name="__RefHeading___Toc482632229"/>[NF001] Requisito de Interface<text:bookmark-end text:name="__RefHeading___Toc669_948684776"/><text:bookmark-end text:name="__RefHeading___Toc482632229"/></text:h>
      <text:p text:style-name="P1">O sistema deve possuir uma interface gráfica clara e objetiva para que qualquer usuário possa facilmente usar.</text:p>
      <text:p text:style-name="P9"><text:span text:style-name="T1">Prioridade</text:span>: <text:tab/></text:p>
      <text:p text:style-name="P1"/>
      <text:h text:style-name="P17" text:outline-level="3"><text:bookmark-start text:name="__RefHeading___Toc482632231"/><text:soft-page-break/>[NF003] Tamanho dos Formulários<text:bookmark-end text:name="__RefHeading___Toc482632231"/></text:h>
      <text:p text:style-name="P1">As telas de consulta e cadastro deverão requerer apenas as informações necessárias para o funcionamento do sistema, evitando que a utilização do site se torne enfadonha. </text:p>
      <text:p text:style-name="P9"><text:span text:style-name="T1">Prioridade</text:span>: </text:p>
      <text:h text:style-name="P16" text:outline-level="2"><text:bookmark-start text:name="__RefHeading___Toc482632232"/>Confiabilidade<text:bookmark-end text:name="__RefHeading___Toc482632232"/></text:h>
      <text:p text:style-name="P1">Esta seção descreve os requisitos não funcionais associados à <text:span text:style-name="T12">frequência</text:span>, severidade de falhas do sistema e habilidade de recuperação das mesmas, bem como a corretude do sistema. </text:p>
      <text:h text:style-name="P17" text:outline-level="3"><text:bookmark-start text:name="__RefHeading___Toc482632234"/>[NF005] Facilidade de Recuperação<text:bookmark-end text:name="__RefHeading___Toc482632234"/></text:h>
      <text:p text:style-name="P1">Na possibilidade de falha que leve o sistema a sair do ar, ele deve requerer o menor número de passos para sua recuperação.</text:p>
      <text:p text:style-name="P9"><text:span text:style-name="T1">Prioridade</text:span>: </text:p>
      <text:h text:style-name="P16" text:outline-level="2"><text:bookmark-start text:name="__RefHeading___Toc482632235"/>Desempenho<text:bookmark-end text:name="__RefHeading___Toc482632235"/></text:h>
      <text:p text:style-name="P1">Esta seção descreve os requisitos não funcionais associados à eficiência, uso de recursos e tempo de resposta do sistema.</text:p>
      <text:h text:style-name="P17" text:outline-level="3"><text:bookmark-start text:name="__RefHeading___Toc482632236"/>[NF006] Tempo de Resposta<text:bookmark-end text:name="__RefHeading___Toc482632236"/></text:h>
      <text:p text:style-name="P1">O usuário não deve esperar mais do que três segundos para obter uma resposta a qualquer de seus pedidos.</text:p>
      <text:p text:style-name="P9"><text:span text:style-name="T1">Prioridade</text:span>: <text:tab/></text:p>
      <text:h text:style-name="P16" text:outline-level="2"><text:bookmark-start text:name="__RefHeading___Toc482632237"/>Segurança<text:bookmark-end text:name="__RefHeading___Toc482632237"/></text:h>
      <text:p text:style-name="P1">Esta seção descreve os requisitos não funcionais associados à integridade, privacidade e autenticidade dos dados do sistema. </text:p>
      <text:h text:style-name="P17" text:outline-level="3"><text:bookmark-start text:name="__RefHeading___Toc482632238"/>[NF007] Acesso às informações<text:bookmark-end text:name="__RefHeading___Toc482632238"/></text:h>
      <text:p text:style-name="P1">O módulo de login deverá impedir que as informações do sistema sejam alteradas por indivíduos que<text:span text:style-name="T12"> </text:span>não tenham permissão para tal atividade.</text:p>
      <text:p text:style-name="P9"><text:span text:style-name="T1">Prioridade</text:span>: <text:tab/></text:p>
      <text:p text:style-name="P6"/>
      <text:p text:style-name="P1"><text:span text:style-name="T1">Caso(s) de uso associado(s):</text:span> [RF001] – Logar no Sistema</text:p>
      <text:h text:style-name="P17" text:outline-level="3"><text:bookmark-start text:name="__RefHeading___Toc482632239"/>[NF008] Integridade dos Dados<text:bookmark-end text:name="__RefHeading___Toc482632239"/></text:h>
      <text:p text:style-name="P1">O SGL <text:span text:style-name="T12">deve</text:span>rá garantir que as informações contidas no banco de dados continuem consistentes mesmo no caso de falhas ou excesso de uso.</text:p>
      <text:p text:style-name="P9"><text:span text:style-name="T1">Prioridade</text:span>: <text:tab/></text:p>
      <text:p text:style-name="P1"/>
      <text:p text:style-name="P1"><text:span text:style-name="T1">Caso(s) de uso associado(s):</text:span> [RF002] – Cadastrar Usuário; [RF003] – Consultar Dados</text:p>
      <text:h text:style-name="P17" text:outline-level="3"><text:bookmark-start text:name="__RefHeading___Toc482632240"/><text:soft-page-break/>[NF009] Validação dos Dados<text:bookmark-end text:name="__RefHeading___Toc482632240"/></text:h>
      <text:p text:style-name="P1">Alguns dados (sexo, CPF, CRM, UF, bairro, CEP, telefone) deverão passar por validação mínima antes de serem cadastros na base de dados.</text:p>
      <text:p text:style-name="P9"><text:span text:style-name="T1">Prioridade</text:span>: <text:tab/></text:p>
      <text:p text:style-name="P1"/>
      <text:p text:style-name="P1"><text:span text:style-name="T1">Caso(s) de uso associado(s):</text:span> [RF002] – Cadastrar Usuário; [RF003] – Consultar Dados</text:p>
      <text:h text:style-name="P16" text:outline-level="2"><text:bookmark-start text:name="__RefHeading___Toc482632241"/>Padrões<text:bookmark-end text:name="__RefHeading___Toc482632241"/></text:h>
      <text:p text:style-name="P1">Esta seção descreve os requisitos não funcionais associados a padrões ou normas que devem ser seguidos pelo sistema ou pelo seu processo de desenvolvimento. </text:p>
      <text:p text:style-name="P1"/>
      <text:h text:style-name="P17" text:outline-level="3"><text:bookmark-start text:name="__RefHeading___Toc482632244"/><text:bookmark-start text:name="__RefHeading___Toc675_948684776"/>[NF012] Padrão de Notação<text:bookmark-end text:name="__RefHeading___Toc482632244"/> <text:bookmark-end text:name="__RefHeading___Toc675_948684776"/></text:h>
      <text:p text:style-name="P1">Deverá ser utilizado padrão de notação da Sun (Java Code Convention).</text:p>
      <text:p text:style-name="P9"><text:span text:style-name="T1">Prioridade</text:span>: <text:tab/></text:p>
      <text:p text:style-name="P11"/>
      <text:h text:style-name="P16" text:outline-level="2"><text:bookmark-start text:name="__RefHeading___Toc482632245"/>Hardware e software<text:bookmark-end text:name="__RefHeading___Toc482632245"/></text:h>
      <text:p text:style-name="P1">Esta seção descreve os requisitos não funcionais associados ao hardware e software usados para desenvolver ou para executar o sistema. </text:p>
      <text:h text:style-name="P17" text:outline-level="3"><text:bookmark-start text:name="__RefHeading___Toc482632246"/>[NF013] Banco de Dados<text:bookmark-end text:name="__RefHeading___Toc482632246"/></text:h>
      <text:p text:style-name="P1">O banco de dados que armazenará as informações do SGL será o Oracle8i.</text:p>
      <text:p text:style-name="P9"><text:span text:style-name="T1">Prioridade</text:span>: <text:tab/></text:p>
      <text:p text:style-name="P1"/>
      <text:h text:style-name="P17" text:outline-level="3"><text:bookmark-start text:name="__RefHeading___Toc482632249"/>[NF016] Software para Implantação<text:bookmark-end text:name="__RefHeading___Toc482632249"/></text:h>
      <text:p text:style-name="P1">Para implantar o sistema será utilizado o servidor web Apache.</text:p>
      <text:p text:style-name="P9"><text:span text:style-name="T1">Prioridade</text:span>: <text:tab/></text:p>
      <text:p text:style-name="P6"/>
      <text:h text:style-name="P17" text:outline-level="3"><text:bookmark-start text:name="__RefHeading___Toc482632250"/>[NF017] Software para Execução<text:bookmark-end text:name="__RefHeading___Toc482632250"/></text:h>
      <text:p text:style-name="P1">Para executar o sistema, será necessário um browser (Netscape ou Internet Explorer).</text:p>
      <text:p text:style-name="P9"><text:span text:style-name="T1">Prioridade</text:span>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423cm" fo:margin-bottom="0.212cm" loext:contextual-spacing="false" fo:text-indent="-0.76cm" style:auto-text-indent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2cm" fo:margin-right="0cm" fo:margin-top="0.423cm" fo:margin-bottom="0.106cm" loext:contextual-spacing="false" fo:text-indent="-1.02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4" style:display-name="Remissivo 4" style:family="paragraph" style:parent-style-name="Standard" style:next-style-name="Standard">
      <style:paragraph-properties fo:margin-left="1.69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5" style:display-name="Remissivo 5" style:family="paragraph" style:parent-style-name="Standard" style:next-style-name="Standard">
      <style:paragraph-properties fo:margin-left="2.11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6" style:display-name="Remissivo 6" style:family="paragraph" style:parent-style-name="Standard" style:next-style-name="Standard">
      <style:paragraph-properties fo:margin-left="2.54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7" style:display-name="Remissivo 7" style:family="paragraph" style:parent-style-name="Standard" style:next-style-name="Standard">
      <style:paragraph-properties fo:margin-left="2.963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8" style:display-name="Remissivo 8" style:family="paragraph" style:parent-style-name="Standard" style:next-style-name="Standard">
      <style:paragraph-properties fo:margin-left="3.387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Remissivo_20_9" style:display-name="Remissivo 9" style:family="paragraph" style:parent-style-name="Standard" style:next-style-name="Standard">
      <style:paragraph-properties fo:margin-left="3.81cm" fo:margin-right="0cm" fo:margin-top="0cm" fo:margin-bottom="0cm" loext:contextual-spacing="false" fo:text-align="start" style:justify-single-word="false" fo:text-indent="-0.423cm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.212cm" fo:margin-bottom="0.212cm" loext:contextual-spacing="false" fo:text-align="start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Drop_20_Caps" style:display-name="Drop Ca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2.007cm" fo:margin-bottom="1.194cm" fo:margin-left="1.983cm" fo:margin-right="4.01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13cm" fo:margin-top="2.31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Documento de Requisitos<text:tab/><text:tab/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1"><text:page-count style:num-format="1">11</text:page-count></text:span></text:span><text:span text:style-name="MT1"> <text:tab/><text:tab/></text:span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vb</meta:initial-creator>
    <meta:creation-date>2000-04-04T21:26:00</meta:creation-date>
    <dc:date>2016-06-14T23:51:54.581000000</dc:date>
    <meta:print-date>2000-05-03T16:16:00</meta:print-date>
    <meta:editing-cycles>106</meta:editing-cycles>
    <meta:editing-duration>PT5H11M52S</meta:editing-duration>
    <meta:generator>LibreOffice/5.0.5.2$Windows_X86_64 LibreOffice_project/55b006a02d247b5f7215fc6ea0fde844b30035b3</meta:generator>
    <meta:document-statistic meta:table-count="0" meta:image-count="0" meta:object-count="0" meta:page-count="11" meta:paragraph-count="208" meta:word-count="2315" meta:character-count="15032" meta:non-whitespace-character-count="12896"/>
  </office:meta>
</office:document-meta>
</file>